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45000001236D151CC5527B6917.png" manifest:media-type="image/png"/>
  <manifest:file-entry manifest:full-path="Pictures/10000000000006A5000003BD980FFB05DDC387CF.png" manifest:media-type="image/png"/>
  <manifest:file-entry manifest:full-path="Pictures/10000201000003B50000019F30A070E382C248A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/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solid" draw:fill-color="#fdfdf8" draw:auto-grow-height="true" draw:auto-grow-width="false" fo:max-height="0cm" fo:min-height="6.907cm"/>
    </style:style>
    <style:style style:name="gr5" style:family="graphic" style:parent-style-name="standard">
      <style:graphic-properties draw:fill-color="#fdfdf8" draw:textarea-horizontal-align="justify" draw:textarea-vertical-align="middle" draw:auto-grow-height="false" fo:min-height="4.15cm" fo:min-width="14.9cm"/>
    </style:style>
    <style:style style:name="gr6" style:family="graphic" style:parent-style-name="无填充且无边框的对象">
      <style:graphic-properties draw:textarea-vertical-align="middle" draw:shadow="visible" draw:shadow-offset-x="0.071cm" draw:shadow-offset-y="-0.071cm" draw:shadow-color="#666666" draw:shadow-opacity="2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draw:auto-grow-height="true" fo:min-height="2.172cm"/>
    </style:style>
    <style:style style:name="pr5" style:family="presentation" style:parent-style-name="默认-outline1">
      <style:graphic-properties fo:min-height="8.884cm"/>
    </style:style>
    <style:style style:name="pr6" style:family="presentation" style:parent-style-name="默认-title">
      <style:graphic-properties fo:min-height="2.1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40pt" style:font-size-asian="40pt" style:font-size-complex="40pt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dfdf8"/>
    </style:style>
    <style:style style:name="P8" style:family="paragraph">
      <style:paragraph-properties fo:text-align="center"/>
      <style:text-properties fo:color="#ce181e" fo:font-size="24pt" style:font-size-asian="24pt" style:font-size-complex="24pt"/>
    </style:style>
    <style:style style:name="P9" style:family="paragraph">
      <loext:graphic-properties draw:fill-color="#fdfdf8"/>
      <style:paragraph-properties fo:text-align="center"/>
      <style:text-properties fo:color="#ce181e" fo:font-size="24pt" style:font-size-asian="24pt" style:font-size-complex="24pt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Courier10 BT1" fo:hyphenate="false"/>
    </style:style>
    <style:style style:name="P12" style:family="paragraph">
      <style:text-properties style:font-name="Courier10 BT1"/>
    </style:style>
    <style:style style:name="T1" style:family="text">
      <style:text-properties style:font-name="Courier10 BT1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95231f" fo:font-size="24pt" style:font-size-asian="24pt" style:font-size-complex="24pt"/>
    </style:style>
    <style:style style:name="T4" style:family="text">
      <style:text-properties fo:color="#ce181e" fo:font-size="24pt" style:font-size-asian="24pt" style:font-size-complex="2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ce181e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urier10 BT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ce181e" style:text-line-through-style="none" style:text-line-through-type="none" style:text-position="0% 100%" style:font-name="Courier10 BT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微信公众号接口开发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1">access_token</text:span>接口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4" draw:text-style-name="P4" draw:layer="layout" svg:width="25.199cm" svg:height="2.172cm" svg:x="1.4cm" svg:y="0.628cm" presentation:class="title">
          <draw:text-box>
            <text:p text:style-name="P3"><text:span text:style-name="T2">access_token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access_token是微信公众号接口调用凭证。</text:p>
              </text:list-item>
              <text:list-item>
                <text:p>调用其他接口需要先获取access_token，通过URL中携带access_token参数调用接口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>
        <office:forms form:automatic-focus="false" form:apply-design-mode="false"/>
        <draw:frame draw:style-name="gr2" draw:text-style-name="P1" draw:layer="layout" svg:width="27.993cm" svg:height="15.749cm" svg:x="-0.003cm" svg:y="0.003cm">
          <draw:image xlink:href="Pictures/10000000000006A5000003BD980FFB05DDC387C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4" draw:text-style-name="P4" draw:layer="layout" svg:width="25.199cm" svg:height="2.172cm" svg:x="1.4cm" svg:y="0.628cm" presentation:class="title" presentation:user-transformed="true">
          <draw:text-box>
            <text:p text:style-name="P3"><text:span text:style-name="T2">AppID</text:span><text:span text:style-name="T2">和</text:span><text:span text:style-name="T2">AppSecret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AppID是公众号分配的唯一ID。</text:p>
              </text:list-item>
              <text:list-item>
                <text:p>AppSecret是开发者密码，需要申请后自己保存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draw:style-name="gr2" draw:text-style-name="P1" draw:layer="layout" svg:width="25.286cm" svg:height="11.057cm" svg:x="1.4cm" svg:y="3.143cm">
          <draw:image xlink:href="Pictures/10000201000003B50000019F30A070E382C248A7.png" xlink:type="simple" xlink:show="embed" xlink:actuate="onLoad">
            <text:p/>
          </draw:image>
        </draw:frame>
        <draw:frame presentation:style-name="pr4" draw:layer="layout" svg:width="25.199cm" svg:height="2.172cm" svg:x="1.4cm" svg:y="0.628cm" presentation:class="title">
          <draw:text-box>
            <text:p>AppID和AppSecrect</text:p>
          </draw:text-box>
        </draw:frame>
        <draw:line draw:style-name="gr3" draw:text-style-name="P6" draw:layer="layout" svg:x1="15.4cm" svg:y1="4.4cm" svg:x2="11.8cm" svg:y2="5.6cm">
          <text:p/>
        </draw:line>
        <draw:line draw:style-name="gr3" draw:text-style-name="P6" draw:layer="layout" svg:x1="15.3cm" svg:y1="5.9cm" svg:x2="6.3cm" svg:y2="9.3cm">
          <text:p/>
        </draw:line>
        <draw:frame draw:style-name="gr4" draw:text-style-name="P7" draw:layer="layout" svg:width="12.6cm" svg:height="7.456cm" svg:x="15cm" svg:y="2.843cm">
          <draw:text-box>
            <text:list text:style-name="L1">
              <text:list-item>
                <text:p><text:span text:style-name="T3">登录微信公众号，在 开发》基本配置 中可以查看</text:span><text:span text:style-name="T3">AppID</text:span><text:span text:style-name="T3">。</text:span></text:p>
              </text:list-item>
              <text:list-item>
                <text:p><text:span text:style-name="T3">AppSecret</text:span><text:span text:style-name="T3">需要点击 重置 获取，获取后开发者需要自己保存。</text:span></text:p>
              </text:list-item>
            </text:list>
            <text:p/>
          </draw:text-box>
        </draw:frame>
        <draw:line draw:style-name="gr3" draw:text-style-name="P6" draw:layer="layout" svg:x1="11.4cm" svg:y1="12.4cm" svg:x2="4.2cm" svg:y2="12.4cm">
          <text:p/>
        </draw:line>
        <draw:custom-shape draw:style-name="gr5" draw:text-style-name="P9" draw:layer="layout" svg:width="15.4cm" svg:height="4.4cm" svg:x="11.4cm" svg:y="10.5cm">
          <text:p text:style-name="P8"><text:span text:style-name="T4">开发者需要把自己的服务器</text:span><text:span text:style-name="T4">IP</text:span><text:span text:style-name="T4">地</text:span><text:span text:style-name="T4">址</text:span></text:p>
          <text:p text:style-name="P8"><text:span text:style-name="T4">添加到</text:span><text:span text:style-name="T4">IP</text:span><text:span text:style-name="T4">白名单，</text:span></text:p>
          <text:p text:style-name="P8"><text:span text:style-name="T4">否则无法获取</text:span><text:span text:style-name="T4">access_token</text:span><text:span text:style-name="T4">。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测试号查看AppID和AppSecret</text:p>
          </draw:text-box>
        </draw:frame>
        <draw:frame presentation:style-name="pr5" draw:text-style-name="P10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pan text:style-name="T5">登录测试号以后，可以直接看到</text:span><text:span text:style-name="T5">AppID</text:span><text:span text:style-name="T5">和</text:span><text:span text:style-name="T5">AppSecret</text:span><text:span text:style-name="T5">。</text:span></text:p>
              </text:list-item>
            </text:list>
          </draw:text-box>
        </draw:frame>
        <draw:frame draw:style-name="gr6" draw:text-style-name="P1" draw:layer="layout" svg:width="23.042cm" svg:height="8.01cm" svg:x="2.536cm" svg:y="7.29cm">
          <draw:image xlink:href="Pictures/1000020100000345000001236D151CC5527B691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调用access_token</text:p>
          </draw:text-box>
        </draw:frame>
        <draw:frame presentation:style-name="pr5" draw:text-style-name="P10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发送GET请求：https://api.weixin.qq.com/cgi-bin/token?<text:span text:style-name="T6">grant_type</text:span>=client_credential&amp;<text:span text:style-name="T6">appid</text:span>=APPID&amp;<text:span text:style-name="T6">secret</text:span>=APPSECRET</text:p>
              </text:list-item>
              <text:list-item>
                <text:p>appid和secret参数填写公众号的AppID和AppSecret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 presentation:user-transformed="true">
          <draw:text-box>
            <text:p>成功返回值</text:p>
          </draw:text-box>
        </draw:frame>
        <draw:frame presentation:style-name="pr5" draw:text-style-name="P12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 text:style-name="P11"><text:span text:style-name="T7">{"</text:span><text:span text:style-name="T8">access_token</text:span><text:span text:style-name="T7">":"18_M2CyZm2-OgqmM4QYWgyoVl3XDLgIASx2P5yQHY2vcNQ13xQHg95bG_ZCS7UkEG21B2F5K9is5uXOW6f12V2z-X4XxvjGJErgpSR3aopKYjwCaWNLFpQG9dopjlcgM5E4I7YP2TFMepdm3xvXIVObACABOH",</text:span></text:p>
                <text:p text:style-name="P11"><text:span text:style-name="T7">"</text:span><text:span text:style-name="T8">expires_in</text:span><text:span text:style-name="T7">":7200}</text:span></text:p>
              </text:list-item>
              <text:list-item>
                <text:p text:style-name="P11"><text:span text:style-name="T7">expires_in</text:span><text:span text:style-name="T7">是</text:span><text:span text:style-name="T7">access_token</text:span><text:span text:style-name="T7">有效期，单位为秒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失败返回值</text:p>
          </draw:text-box>
        </draw:frame>
        <draw:frame presentation:style-name="pr5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<text:span text:style-name="T7">{"errcode":40013,"errmsg":"invalid </text:span><text:span text:style-name="T7">appid"}</text:span></text:p>
              </text:list-item>
              <text:list-item>
                <text:p><text:span text:style-name="T7">调用失败需要检查</text:span><text:span text:style-name="T7">AppID</text:span><text:span text:style-name="T7">和</text:span><text:span text:style-name="T7">AppSecret</text:span><text:span text:style-name="T7">是否正确。</text:span></text:p>
              </text:list-item>
              <text:list-item>
                <text:p><text:span text:style-name="T7">并且检查</text:span><text:span text:style-name="T7">IP</text:span><text:span text:style-name="T7">白名单是否添加开发者</text:span><text:span text:style-name="T7">IP</text:span><text:span text:style-name="T7">地址。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调用限制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ccess_token接口每天可调用2000次。</text:p>
              </text:list-item>
              <text:list-item>
                <text:p>重新调用会导致上次获取的失效。</text:p>
              </text:list-item>
              <text:list-item>
                <text:p>开发者需要自己保存access_token，并实现到期之前自动更新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/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1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0T13:02:56.033220337</meta:creation-date>
    <dc:date>2019-02-20T17:50:03.968650199</dc:date>
    <meta:editing-duration>PT2H42M27S</meta:editing-duration>
    <meta:editing-cycles>62</meta:editing-cycles>
    <meta:generator>LibreOffice/6.0.7.3$Linux_X86_64 LibreOffice_project/00m0$Build-3</meta:generator>
    <meta:document-statistic meta:object-count="66"/>
  </office:meta>
</office:document-meta>
</file>